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882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74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5.632cm"/>
    </style:style>
    <style:style style:name="co15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3.357cm"/>
    </style:style>
    <style:style style:name="co18" style:family="table-column">
      <style:table-column-properties fo:break-before="auto" style:column-width="5.076cm"/>
    </style:style>
    <style:style style:name="co19" style:family="table-column">
      <style:table-column-properties fo:break-before="auto" style:column-width="0.37cm"/>
    </style:style>
    <style:style style:name="co20" style:family="table-column">
      <style:table-column-properties fo:break-before="auto" style:column-width="5.604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0.31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64cm"/>
    </style:style>
    <style:style style:name="co29" style:family="table-column">
      <style:table-column-properties fo:break-before="auto" style:column-width="3.651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1.058cm"/>
    </style:style>
    <style:style style:name="co32" style:family="table-column">
      <style:table-column-properties fo:break-before="auto" style:column-width="1.931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7cm" fo:break-before="auto" style:use-optimal-row-height="true"/>
    </style:style>
    <style:style style:name="ro14" style:family="table-row">
      <style:table-row-properties style:row-height="0.45cm" fo:break-before="auto" style:use-optimal-row-height="true"/>
    </style:style>
    <style:style style:name="ro15" style:family="table-row">
      <style:table-row-properties style:row-height="0.47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109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1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3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7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3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0-02-28">
            <text:p>Sunday, February 28, 2010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3-31">
            <text:p>Wednesday, March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4-30">
            <text:p>Friday, April 30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268">
            <text:p>31 March 2010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1" table:print-ranges="VATQtr2.A1:VATQtr2.I31">
        <table:table-column table:style-name="co1" table:default-cell-style-name="ce17"/>
        <table:table-column table:style-name="co2" table:default-cell-style-name="ce17"/>
        <table:table-column table:style-name="co1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3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0-05-30">
            <text:p>Sunday, May 30, 2010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3-31">
            <text:p>Wednesday, March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4-30">
            <text:p>Friday, April 30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329">
            <text:p>31 May 2010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1" table:print-ranges="VATQtr3.A1:VATQtr3.I31">
        <table:table-column table:style-name="co1" table:default-cell-style-name="ce17"/>
        <table:table-column table:style-name="co2" table:default-cell-style-name="ce17"/>
        <table:table-column table:style-name="co1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4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0-08-31">
            <text:p>Tuesday, August 31, 2010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3-31">
            <text:p>Wednesday, March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4-30">
            <text:p>Friday, April 30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451">
            <text:p>30 September 2010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1" table:print-ranges="VATQtr4.A1:VATQtr4.I31">
        <table:table-column table:style-name="co1" table:default-cell-style-name="ce17"/>
        <table:table-column table:style-name="co2" table:default-cell-style-name="ce17"/>
        <table:table-column table:style-name="co15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6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0-11-30">
            <text:p>Tuesday, November 30, 2010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3-31">
            <text:p>Wednesday, March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4-30">
            <text:p>Friday, April 30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543">
            <text:p>31 December 2010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2" table:print-ranges="VATQtr5.A1:VATQtr5.I31">
        <table:table-column table:style-name="co1" table:default-cell-style-name="ce17"/>
        <table:table-column table:style-name="co2" table:default-cell-style-name="ce17"/>
        <table:table-column table:style-name="co17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8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12-31">
            <text:p>Thursday, December 31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3-31">
            <text:p>Wednesday, March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4-30">
            <text:p>Friday, April 30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209">
            <text:p>31 January 2010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3">
        <table:table-column table:style-name="co19" table:default-cell-style-name="ce72"/>
        <table:table-column table:style-name="co20" table:default-cell-style-name="ce78"/>
        <table:table-column table:style-name="co21" table:default-cell-style-name="ce78"/>
        <table:table-column table:style-name="co22" table:number-columns-repeated="8" table:default-cell-style-name="ce85"/>
        <table:table-column table:style-name="co23" table:default-cell-style-name="ce72"/>
        <table:table-column table:style-name="co10" table:default-cell-style-name="ce97"/>
        <table:table-column table:style-name="co23" table:default-cell-style-name="ce72"/>
        <table:table-column table:style-name="co10" table:number-columns-repeated="1010" table:default-cell-style-name="ce72"/>
        <table:table-row table:style-name="ro1">
          <table:table-cell table:style-name="ce68"/>
          <table:table-cell table:style-name="ce73" table:number-columns-repeated="2"/>
          <table:table-cell table:style-name="ce80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9">
          <table:table-cell table:style-name="ce69"/>
          <table:table-cell table:style-name="ce74" office:value-type="string">
            <text:p>Vat Period End</text:p>
          </table:table-cell>
          <table:table-cell table:style-name="ce74" office:value-type="string">
            <text:p>Final Date for Vat Payment</text:p>
          </table:table-cell>
          <table:table-cell table:style-name="ce81" office:value-type="string">
            <text:p>Month <text:s text:c="8"/>Sales</text:p>
          </table:table-cell>
          <table:table-cell table:style-name="ce81" office:value-type="string">
            <text:p>Quarter Sales <text:s text:c="9"/>Net of Vat</text:p>
          </table:table-cell>
          <table:table-cell table:style-name="ce81" office:value-type="string">
            <text:p>Month Vat Output</text:p>
          </table:table-cell>
          <table:table-cell table:style-name="ce88" office:value-type="string">
            <text:p>Quarter Vat Due <text:s text:c="6"/>Sales</text:p>
          </table:table-cell>
          <table:table-cell table:style-name="ce81" office:value-type="string">
            <text:p>Month Purchases</text:p>
          </table:table-cell>
          <table:table-cell table:style-name="ce81" office:value-type="string">
            <text:p>Quarter Purchases Net of vat</text:p>
          </table:table-cell>
          <table:table-cell table:style-name="ce81" office:value-type="string">
            <text:p>Month Vat Input</text:p>
          </table:table-cell>
          <table:table-cell table:style-name="ce88" office:value-type="string">
            <text:p>Quarter Vat Reclaimed Purchases</text:p>
          </table:table-cell>
          <table:table-cell table:style-name="ce90"/>
          <table:table-cell table:style-name="ce94" office:value-type="string">
            <text:p>Flat rate Scheme Applied</text:p>
          </table:table-cell>
          <table:table-cell table:style-name="ce99"/>
          <table:table-cell table:style-name="ce102" table:number-columns-repeated="1010"/>
        </table:table-row>
        <table:table-row table:style-name="ro10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0" table:number-columns-repeated="2"/>
          <table:table-cell table:style-name="ce99"/>
          <table:table-cell table:style-name="ce102"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22]" office:value-type="date" office:date-value="2009-10-31">
            <text:p>Saturday, October 31, 2009</text:p>
          </table:table-cell>
          <table:table-cell table:style-name="ce76" table:formula="of:=[.B5]" office:value-type="date" office:date-value="2009-11-30">
            <text:p>Monday, November 30, 2009</text:p>
          </table:table-cell>
          <table:table-cell table:style-name="ce83" table:formula="of:=[$S1009.$H$1]" office:value-type="float" office:value="0">
            <text:p>0.00 </text:p>
          </table:table-cell>
          <table:table-cell table:style-name="ce87"/>
          <table:table-cell table:style-name="ce87" table:formula="of:=[$S1009.$G$1]" office:value-type="float" office:value="0">
            <text:p>0.00 </text:p>
          </table:table-cell>
          <table:table-cell table:style-name="ce87"/>
          <table:table-cell table:style-name="ce87" table:formula="of:=[$P1009.$H$1]" office:value-type="float" office:value="0">
            <text:p>0.00 </text:p>
          </table:table-cell>
          <table:table-cell table:style-name="ce87"/>
          <table:table-cell table:style-name="ce87" table:formula="of:=[$P1009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UK/UK%202009-2010%20Company/UK%202010-11-30%20(Nov10)%20Company%20OO/Sales.ods'#$Dec09.$G$4]&gt;0;['file:///C:/Users/acartwright/Personal/diy/UK/UK%202009-2010%20Company/UK%202010-11-30%20(Nov10)%20Company%20OO/Sales.ods'#$Dec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24]" office:value-type="date" office:date-value="2009-11-30">
            <text:p>Monday, November 30, 2009</text:p>
          </table:table-cell>
          <table:table-cell table:style-name="ce76" table:formula="of:=[.B6]" office:value-type="date" office:date-value="2009-12-31">
            <text:p>Thursday, December 31, 2009</text:p>
          </table:table-cell>
          <table:table-cell table:style-name="ce83" table:formula="of:=[$S1109.$H$1]" office:value-type="float" office:value="0">
            <text:p>0.00 </text:p>
          </table:table-cell>
          <table:table-cell table:style-name="ce87"/>
          <table:table-cell table:style-name="ce87" table:formula="of:=[$S1109.$G$1]" office:value-type="float" office:value="0">
            <text:p>0.00 </text:p>
          </table:table-cell>
          <table:table-cell table:style-name="ce87"/>
          <table:table-cell table:style-name="ce87" table:formula="of:=[$P1109.$H$1]" office:value-type="float" office:value="0">
            <text:p>0.00 </text:p>
          </table:table-cell>
          <table:table-cell table:style-name="ce87"/>
          <table:table-cell table:style-name="ce87" table:formula="of:=[$P1109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UK/UK%202009-2010%20Company/UK%202010-11-30%20(Nov10)%20Company%20OO/Sales.ods'#$Dec09.$G$4]&gt;0;['file:///C:/Users/acartwright/Personal/diy/UK/UK%202009-2010%20Company/UK%202010-11-30%20(Nov10)%20Company%20OO/Sales.ods'#$Dec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26]" office:value-type="date" office:date-value="2009-12-31">
            <text:p>Thursday, December 31, 2009</text:p>
          </table:table-cell>
          <table:table-cell table:style-name="ce76" table:formula="of:=[.B7]" office:value-type="date" office:date-value="2010-01-31">
            <text:p>Sunday, January 31, 2010</text:p>
          </table:table-cell>
          <table:table-cell table:style-name="ce83" table:formula="of:=['file:///C:/Users/acartwright/Personal/diy/UK/UK%202009-2010%20Company/UK%202010-11-30%20(Nov10)%20Company%20OO/Sales.ods'#$Dec09.$H$1]" office:value-type="float" office:value="0">
            <text:p>0.00 </text:p>
          </table:table-cell>
          <table:table-cell table:style-name="ce87" table:formula="of:=SUM([.D4:.D6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Dec09.$G$1]" office:value-type="float" office:value="0">
            <text:p>0.00 </text:p>
          </table:table-cell>
          <table:table-cell table:style-name="ce87" table:formula="of:=SUM([.F4:.F6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Dec09.$H$1]" office:value-type="float" office:value="0">
            <text:p>0.00 </text:p>
          </table:table-cell>
          <table:table-cell table:style-name="ce87" table:formula="of:=SUM([.H4:.H6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Dec09.$G$1]" office:value-type="float" office:value="0">
            <text:p>0.00 </text:p>
          </table:table-cell>
          <table:table-cell table:style-name="ce87" table:formula="of:=SUM([.J4:.J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Dec09.$G$4]&gt;0;['file:///C:/Users/acartwright/Personal/diy/UK/UK%202009-2010%20Company/UK%202010-11-30%20(Nov10)%20Company%20OO/Sales.ods'#$Dec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28]" office:value-type="date" office:date-value="2010-01-31">
            <text:p>Sunday, January 31, 2010</text:p>
          </table:table-cell>
          <table:table-cell table:style-name="ce76" table:formula="of:=[.B8]" office:value-type="date" office:date-value="2010-02-28">
            <text:p>Sunday, February 28, 2010</text:p>
          </table:table-cell>
          <table:table-cell table:style-name="ce83" table:formula="of:=['file:///C:/Users/acartwright/Personal/diy/UK/UK%202009-2010%20Company/UK%202010-11-30%20(Nov10)%20Company%20OO/Sales.ods'#$Jan10.$H$1]" office:value-type="float" office:value="0">
            <text:p>0.00 </text:p>
          </table:table-cell>
          <table:table-cell table:style-name="ce87" table:formula="of:=SUM([.D5:.D7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Jan10.$G$1]" office:value-type="float" office:value="0">
            <text:p>0.00 </text:p>
          </table:table-cell>
          <table:table-cell table:style-name="ce87" table:formula="of:=SUM([.F5:.F7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Jan10.$H$1]" office:value-type="float" office:value="0">
            <text:p>0.00 </text:p>
          </table:table-cell>
          <table:table-cell table:style-name="ce87" table:formula="of:=SUM([.H5:.H7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Jan10.$G$1]" office:value-type="float" office:value="0">
            <text:p>0.00 </text:p>
          </table:table-cell>
          <table:table-cell table:style-name="ce87" table:formula="of:=SUM([.J5:.J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Jan10.$G$4]&gt;0;['file:///C:/Users/acartwright/Personal/diy/UK/UK%202009-2010%20Company/UK%202010-11-30%20(Nov10)%20Company%20OO/Sales.ods'#$Jan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30]" office:value-type="date" office:date-value="2010-02-28">
            <text:p>Sunday, February 28, 2010</text:p>
          </table:table-cell>
          <table:table-cell table:style-name="ce76" table:formula="of:=[.B9]" office:value-type="date" office:date-value="2010-03-31">
            <text:p>Wednesday, March 31, 2010</text:p>
          </table:table-cell>
          <table:table-cell table:style-name="ce83" table:formula="of:=['file:///C:/Users/acartwright/Personal/diy/UK/UK%202009-2010%20Company/UK%202010-11-30%20(Nov10)%20Company%20OO/Sales.ods'#$Feb10.$H$1]" office:value-type="float" office:value="0">
            <text:p>0.00 </text:p>
          </table:table-cell>
          <table:table-cell table:style-name="ce87" table:formula="of:=SUM([.D6:.D8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Feb10.$G$1]" office:value-type="float" office:value="0">
            <text:p>0.00 </text:p>
          </table:table-cell>
          <table:table-cell table:style-name="ce87" table:formula="of:=SUM([.F6:.F8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Feb10.$H$1]" office:value-type="float" office:value="0">
            <text:p>0.00 </text:p>
          </table:table-cell>
          <table:table-cell table:style-name="ce87" table:formula="of:=SUM([.H6:.H8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Feb10.$G$1]" office:value-type="float" office:value="0">
            <text:p>0.00 </text:p>
          </table:table-cell>
          <table:table-cell table:style-name="ce87" table:formula="of:=SUM([.J6:.J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Feb10.$G$4]&gt;0;['file:///C:/Users/acartwright/Personal/diy/UK/UK%202009-2010%20Company/UK%202010-11-30%20(Nov10)%20Company%20OO/Sales.ods'#$Feb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32]" office:value-type="date" office:date-value="2010-03-31">
            <text:p>Wednesday, March 31, 2010</text:p>
          </table:table-cell>
          <table:table-cell table:style-name="ce76" table:formula="of:=[.B10]" office:value-type="date" office:date-value="2010-04-30">
            <text:p>Friday, April 30, 2010</text:p>
          </table:table-cell>
          <table:table-cell table:style-name="ce83" table:formula="of:=['file:///C:/Users/acartwright/Personal/diy/UK/UK%202009-2010%20Company/UK%202010-11-30%20(Nov10)%20Company%20OO/Sales.ods'#$Mar10.$H$1]" office:value-type="float" office:value="0">
            <text:p>0.00 </text:p>
          </table:table-cell>
          <table:table-cell table:style-name="ce87" table:formula="of:=SUM([.D7:.D9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Mar10.$G$1]" office:value-type="float" office:value="0">
            <text:p>0.00 </text:p>
          </table:table-cell>
          <table:table-cell table:style-name="ce87" table:formula="of:=SUM([.F7:.F9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Mar10.$H$1]" office:value-type="float" office:value="0">
            <text:p>0.00 </text:p>
          </table:table-cell>
          <table:table-cell table:style-name="ce87" table:formula="of:=SUM([.H7:.H9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Mar10.$G$1]" office:value-type="float" office:value="0">
            <text:p>0.00 </text:p>
          </table:table-cell>
          <table:table-cell table:style-name="ce87" table:formula="of:=SUM([.J7:.J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Mar10.$G$4]&gt;0;['file:///C:/Users/acartwright/Personal/diy/UK/UK%202009-2010%20Company/UK%202010-11-30%20(Nov10)%20Company%20OO/Sales.ods'#$Ma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34]" office:value-type="date" office:date-value="2010-04-30">
            <text:p>Friday, April 30, 2010</text:p>
          </table:table-cell>
          <table:table-cell table:style-name="ce76" table:formula="of:=[.B11]" office:value-type="date" office:date-value="2010-05-31">
            <text:p>Monday, May 31, 2010</text:p>
          </table:table-cell>
          <table:table-cell table:style-name="ce83" table:formula="of:=['file:///C:/Users/acartwright/Personal/diy/UK/UK%202009-2010%20Company/UK%202010-11-30%20(Nov10)%20Company%20OO/Sales.ods'#$Apr10.$H$1]" office:value-type="float" office:value="0">
            <text:p>0.00 </text:p>
          </table:table-cell>
          <table:table-cell table:style-name="ce87" table:formula="of:=SUM([.D8:.D10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Apr10.$G$1]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Apr10.$H$1]" office:value-type="float" office:value="0">
            <text:p>0.00 </text:p>
          </table:table-cell>
          <table:table-cell table:style-name="ce87" table:formula="of:=SUM([.H8:.H10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Apr10.$G$1]" office:value-type="float" office:value="0">
            <text:p>0.00 </text:p>
          </table:table-cell>
          <table:table-cell table:style-name="ce87" table:formula="of:=SUM([.J8:.J10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Apr10.$G$4]&gt;0;['file:///C:/Users/acartwright/Personal/diy/UK/UK%202009-2010%20Company/UK%202010-11-30%20(Nov10)%20Company%20OO/Sales.ods'#$Ap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36]" office:value-type="date" office:date-value="2010-05-31">
            <text:p>Monday, May 31, 2010</text:p>
          </table:table-cell>
          <table:table-cell table:style-name="ce76" table:formula="of:=[.B12]" office:value-type="date" office:date-value="2010-06-30">
            <text:p>Wednesday, June 30, 2010</text:p>
          </table:table-cell>
          <table:table-cell table:style-name="ce83" table:formula="of:=['file:///C:/Users/acartwright/Personal/diy/UK/UK%202009-2010%20Company/UK%202010-11-30%20(Nov10)%20Company%20OO/Sales.ods'#$May10.$H$1]" office:value-type="float" office:value="0">
            <text:p>0.00 </text:p>
          </table:table-cell>
          <table:table-cell table:style-name="ce87" table:formula="of:=SUM([.D9:.D11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May10.$G$1]" office:value-type="float" office:value="0">
            <text:p>0.00 </text:p>
          </table:table-cell>
          <table:table-cell table:style-name="ce87" table:formula="of:=SUM([.F9:.F11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May10.$H$1]" office:value-type="float" office:value="0">
            <text:p>0.00 </text:p>
          </table:table-cell>
          <table:table-cell table:style-name="ce87" table:formula="of:=SUM([.H9:.H11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May10.$G$1]" office:value-type="float" office:value="0">
            <text:p>0.00 </text:p>
          </table:table-cell>
          <table:table-cell table:style-name="ce87" table:formula="of:=SUM([.J9:.J11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May10.$G$4]&gt;0;['file:///C:/Users/acartwright/Personal/diy/UK/UK%202009-2010%20Company/UK%202010-11-30%20(Nov10)%20Company%20OO/Sales.ods'#$May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38]" office:value-type="date" office:date-value="2010-06-30">
            <text:p>Wednesday, June 30, 2010</text:p>
          </table:table-cell>
          <table:table-cell table:style-name="ce76" table:formula="of:=[.B13]" office:value-type="date" office:date-value="2010-07-31">
            <text:p>Saturday, July 31, 2010</text:p>
          </table:table-cell>
          <table:table-cell table:style-name="ce83" table:formula="of:=['file:///C:/Users/acartwright/Personal/diy/UK/UK%202009-2010%20Company/UK%202010-11-30%20(Nov10)%20Company%20OO/Sales.ods'#$Jun10.$H$1]" office:value-type="float" office:value="0">
            <text:p>0.00 </text:p>
          </table:table-cell>
          <table:table-cell table:style-name="ce87" table:formula="of:=SUM([.D10:.D12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Jun10.$G$1]" office:value-type="float" office:value="0">
            <text:p>0.00 </text:p>
          </table:table-cell>
          <table:table-cell table:style-name="ce87" table:formula="of:=SUM([.F10:.F12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Jun10.$H$1]" office:value-type="float" office:value="0">
            <text:p>0.00 </text:p>
          </table:table-cell>
          <table:table-cell table:style-name="ce87" table:formula="of:=SUM([.H10:.H12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Jun10.$G$1]" office:value-type="float" office:value="0">
            <text:p>0.00 </text:p>
          </table:table-cell>
          <table:table-cell table:style-name="ce87" table:formula="of:=SUM([.J10:.J12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Jun10.$G$4]&gt;0;['file:///C:/Users/acartwright/Personal/diy/UK/UK%202009-2010%20Company/UK%202010-11-30%20(Nov10)%20Company%20OO/Sales.ods'#$Jun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40]" office:value-type="date" office:date-value="2010-07-31">
            <text:p>Saturday, July 31, 2010</text:p>
          </table:table-cell>
          <table:table-cell table:style-name="ce76" table:formula="of:=[.B14]" office:value-type="date" office:date-value="2010-08-31">
            <text:p>Tuesday, August 31, 2010</text:p>
          </table:table-cell>
          <table:table-cell table:style-name="ce83" table:formula="of:=['file:///C:/Users/acartwright/Personal/diy/UK/UK%202009-2010%20Company/UK%202010-11-30%20(Nov10)%20Company%20OO/Sales.ods'#$Jul10.$H$1]" office:value-type="float" office:value="0">
            <text:p>0.00 </text:p>
          </table:table-cell>
          <table:table-cell table:style-name="ce87" table:formula="of:=SUM([.D11:.D13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Jul10.$G$1]" office:value-type="float" office:value="0">
            <text:p>0.00 </text:p>
          </table:table-cell>
          <table:table-cell table:style-name="ce87" table:formula="of:=SUM([.F11:.F13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Jul10.$H$1]" office:value-type="float" office:value="0">
            <text:p>0.00 </text:p>
          </table:table-cell>
          <table:table-cell table:style-name="ce87" table:formula="of:=SUM([.H11:.H13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Jul10.$G$1]" office:value-type="float" office:value="0">
            <text:p>0.00 </text:p>
          </table:table-cell>
          <table:table-cell table:style-name="ce87" table:formula="of:=SUM([.J11:.J13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Jul10.$G$4]&gt;0;['file:///C:/Users/acartwright/Personal/diy/UK/UK%202009-2010%20Company/UK%202010-11-30%20(Nov10)%20Company%20OO/Sales.ods'#$Jul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42]" office:value-type="date" office:date-value="2010-08-31">
            <text:p>Tuesday, August 31, 2010</text:p>
          </table:table-cell>
          <table:table-cell table:style-name="ce76" table:formula="of:=[.B15]" office:value-type="date" office:date-value="2010-09-30">
            <text:p>Thursday, September 30, 2010</text:p>
          </table:table-cell>
          <table:table-cell table:style-name="ce83" table:formula="of:=['file:///C:/Users/acartwright/Personal/diy/UK/UK%202009-2010%20Company/UK%202010-11-30%20(Nov10)%20Company%20OO/Sales.ods'#$Aug10.$H$1]" office:value-type="float" office:value="0">
            <text:p>0.00 </text:p>
          </table:table-cell>
          <table:table-cell table:style-name="ce87" table:formula="of:=SUM([.D12:.D14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Aug10.$G$1]" office:value-type="float" office:value="0">
            <text:p>0.00 </text:p>
          </table:table-cell>
          <table:table-cell table:style-name="ce87" table:formula="of:=SUM([.F12:.F14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Aug10.$H$1]" office:value-type="float" office:value="0">
            <text:p>0.00 </text:p>
          </table:table-cell>
          <table:table-cell table:style-name="ce87" table:formula="of:=SUM([.H12:.H14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Aug10.$G$1]" office:value-type="float" office:value="0">
            <text:p>0.00 </text:p>
          </table:table-cell>
          <table:table-cell table:style-name="ce87" table:formula="of:=SUM([.J12:.J14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Aug10.$G$4]&gt;0;['file:///C:/Users/acartwright/Personal/diy/UK/UK%202009-2010%20Company/UK%202010-11-30%20(Nov10)%20Company%20OO/Sales.ods'#$Aug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44]" office:value-type="date" office:date-value="2010-09-30">
            <text:p>Thursday, September 30, 2010</text:p>
          </table:table-cell>
          <table:table-cell table:style-name="ce76" table:formula="of:=[.B16]" office:value-type="date" office:date-value="2010-10-31">
            <text:p>Sunday, October 31, 2010</text:p>
          </table:table-cell>
          <table:table-cell table:style-name="ce83" table:formula="of:=['file:///C:/Users/acartwright/Personal/diy/UK/UK%202009-2010%20Company/UK%202010-11-30%20(Nov10)%20Company%20OO/Sales.ods'#$Sep10.$H$1]" office:value-type="float" office:value="0">
            <text:p>0.00 </text:p>
          </table:table-cell>
          <table:table-cell table:style-name="ce87" table:formula="of:=SUM([.D13:.D15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Sep10.$G$1]" office:value-type="float" office:value="0">
            <text:p>0.00 </text:p>
          </table:table-cell>
          <table:table-cell table:style-name="ce87" table:formula="of:=SUM([.F13:.F15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Sep10.$H$1]" office:value-type="float" office:value="0">
            <text:p>0.00 </text:p>
          </table:table-cell>
          <table:table-cell table:style-name="ce87" table:formula="of:=SUM([.H13:.H15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Sep10.$G$1]" office:value-type="float" office:value="0">
            <text:p>0.00 </text:p>
          </table:table-cell>
          <table:table-cell table:style-name="ce87" table:formula="of:=SUM([.J13:.J15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Sep10.$G$4]&gt;0;['file:///C:/Users/acartwright/Personal/diy/UK/UK%202009-2010%20Company/UK%202010-11-30%20(Nov10)%20Company%20OO/Sales.ods'#$Sep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46]" office:value-type="date" office:date-value="2010-10-31">
            <text:p>Sunday, October 31, 2010</text:p>
          </table:table-cell>
          <table:table-cell table:style-name="ce76" table:formula="of:=[.B17]" office:value-type="date" office:date-value="2010-11-30">
            <text:p>Tuesday, November 30, 2010</text:p>
          </table:table-cell>
          <table:table-cell table:style-name="ce83" table:formula="of:=['file:///C:/Users/acartwright/Personal/diy/UK/UK%202009-2010%20Company/UK%202010-11-30%20(Nov10)%20Company%20OO/Sales.ods'#$Oct10.$H$1]" office:value-type="float" office:value="0">
            <text:p>0.00 </text:p>
          </table:table-cell>
          <table:table-cell table:style-name="ce87" table:formula="of:=SUM([.D14:.D16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Oct10.$G$1]" office:value-type="float" office:value="0">
            <text:p>0.00 </text:p>
          </table:table-cell>
          <table:table-cell table:style-name="ce87" table:formula="of:=SUM([.F14:.F16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Oct10.$H$1]" office:value-type="float" office:value="0">
            <text:p>0.00 </text:p>
          </table:table-cell>
          <table:table-cell table:style-name="ce87" table:formula="of:=SUM([.H14:.H16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Oct10.$G$1]" office:value-type="float" office:value="0">
            <text:p>0.00 </text:p>
          </table:table-cell>
          <table:table-cell table:style-name="ce87" table:formula="of:=SUM([.J14:.J1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Oct10.$G$4]&gt;0;['file:///C:/Users/acartwright/Personal/diy/UK/UK%202009-2010%20Company/UK%202010-11-30%20(Nov10)%20Company%20OO/Sales.ods'#$Oct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48]" office:value-type="date" office:date-value="2010-11-30">
            <text:p>Tuesday, November 30, 2010</text:p>
          </table:table-cell>
          <table:table-cell table:style-name="ce76" table:formula="of:=[.B18]" office:value-type="date" office:date-value="2010-12-31">
            <text:p>Friday, December 31, 2010</text:p>
          </table:table-cell>
          <table:table-cell table:style-name="ce83" table:formula="of:=['file:///C:/Users/acartwright/Personal/diy/UK/UK%202009-2010%20Company/UK%202010-11-30%20(Nov10)%20Company%20OO/Sales.ods'#$Nov10.$H$1]" office:value-type="float" office:value="0">
            <text:p>0.00 </text:p>
          </table:table-cell>
          <table:table-cell table:style-name="ce87" table:formula="of:=SUM([.D15:.D17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Sales.ods'#$Nov10.$G$1]" office:value-type="float" office:value="0">
            <text:p>0.00 </text:p>
          </table:table-cell>
          <table:table-cell table:style-name="ce87" table:formula="of:=SUM([.F15:.F17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Nov10.$H$1]" office:value-type="float" office:value="0">
            <text:p>0.00 </text:p>
          </table:table-cell>
          <table:table-cell table:style-name="ce87" table:formula="of:=SUM([.H15:.H17])" office:value-type="float" office:value="0">
            <text:p>0.00 </text:p>
          </table:table-cell>
          <table:table-cell table:style-name="ce87" table:formula="of:=['file:///C:/Users/acartwright/Personal/diy/UK/UK%202009-2010%20Company/UK%202010-11-30%20(Nov10)%20Company%20OO/Purchases.ods'#$Nov10.$G$1]" office:value-type="float" office:value="0">
            <text:p>0.00 </text:p>
          </table:table-cell>
          <table:table-cell table:style-name="ce87" table:formula="of:=SUM([.J15:.J1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Nov10.$G$4]&gt;0;['file:///C:/Users/acartwright/Personal/diy/UK/UK%202009-2010%20Company/UK%202010-11-30%20(Nov10)%20Company%20OO/Sales.ods'#$Nov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50]" office:value-type="date" office:date-value="2010-12-31">
            <text:p>Friday, December 31, 2010</text:p>
          </table:table-cell>
          <table:table-cell table:style-name="ce76" table:formula="of:=[.B19]" office:value-type="date" office:date-value="2011-01-31">
            <text:p>Monday, January 31, 2011</text:p>
          </table:table-cell>
          <table:table-cell table:style-name="ce83" table:formula="of:=[$S1210.$H$1]" office:value-type="float" office:value="0">
            <text:p>0.00 </text:p>
          </table:table-cell>
          <table:table-cell table:style-name="ce87" table:formula="of:=SUM([.D16:.D18])" office:value-type="float" office:value="0">
            <text:p>0.00 </text:p>
          </table:table-cell>
          <table:table-cell table:style-name="ce87" table:formula="of:=[$S1210.$G$1]" office:value-type="float" office:value="0">
            <text:p>0.00 </text:p>
          </table:table-cell>
          <table:table-cell table:style-name="ce87" table:formula="of:=SUM([.F16:.F18])" office:value-type="float" office:value="0">
            <text:p>0.00 </text:p>
          </table:table-cell>
          <table:table-cell table:style-name="ce87" table:formula="of:=[$P1210.$H$1]" office:value-type="float" office:value="0">
            <text:p>0.00 </text:p>
          </table:table-cell>
          <table:table-cell table:style-name="ce87" table:formula="of:=SUM([.H16:.H18])" office:value-type="float" office:value="0">
            <text:p>0.00 </text:p>
          </table:table-cell>
          <table:table-cell table:style-name="ce87" table:formula="of:=[$P1210.$G$1]" office:value-type="float" office:value="0">
            <text:p>0.00 </text:p>
          </table:table-cell>
          <table:table-cell table:style-name="ce87" table:formula="of:=SUM([.J16:.J1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Nov10.$G$4]&gt;0;['file:///C:/Users/acartwright/Personal/diy/UK/UK%202009-2010%20Company/UK%202010-11-30%20(Nov10)%20Company%20OO/Sales.ods'#$Nov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UK/UK%202009-2010%20Company/UK%202010-11-30%20(Nov10)%20Company%20OO/Financialaccounts.ods'#$Admin.$B$52]" office:value-type="date" office:date-value="2011-01-31">
            <text:p>Monday, January 31, 2011</text:p>
          </table:table-cell>
          <table:table-cell table:style-name="ce79" table:formula="of:=['file:///C:/Users/acartwright/Personal/diy/UK/UK%202009-2010%20Company/UK%202010-11-30%20(Nov10)%20Company%20OO/Financialaccounts.ods'#$Admin.$B$54]" office:value-type="date" office:date-value="2011-02-28">
            <text:p>Monday, February 28, 2011</text:p>
          </table:table-cell>
          <table:table-cell table:style-name="ce83" table:formula="of:=[$S0111.$H$1]" office:value-type="float" office:value="0">
            <text:p>0.00 </text:p>
          </table:table-cell>
          <table:table-cell table:style-name="ce87" table:formula="of:=SUM([.D17:.D19])" office:value-type="float" office:value="0">
            <text:p>0.00 </text:p>
          </table:table-cell>
          <table:table-cell table:style-name="ce87" table:formula="of:=[$S0111.$G$1]" office:value-type="float" office:value="0">
            <text:p>0.00 </text:p>
          </table:table-cell>
          <table:table-cell table:style-name="ce87" table:formula="of:=SUM([.F17:.F19])" office:value-type="float" office:value="0">
            <text:p>0.00 </text:p>
          </table:table-cell>
          <table:table-cell table:style-name="ce87" table:formula="of:=[$P0111.$H$1]" office:value-type="float" office:value="0">
            <text:p>0.00 </text:p>
          </table:table-cell>
          <table:table-cell table:style-name="ce87" table:formula="of:=SUM([.H17:.H19])" office:value-type="float" office:value="0">
            <text:p>0.00 </text:p>
          </table:table-cell>
          <table:table-cell table:style-name="ce87" table:formula="of:=[$P0111.$G$1]" office:value-type="float" office:value="0">
            <text:p>0.00 </text:p>
          </table:table-cell>
          <table:table-cell table:style-name="ce87" table:formula="of:=SUM([.J17:.J1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UK/UK%202009-2010%20Company/UK%202010-11-30%20(Nov10)%20Company%20OO/Sales.ods'#$Nov10.$G$4]&gt;0;['file:///C:/Users/acartwright/Personal/diy/UK/UK%202009-2010%20Company/UK%202010-11-30%20(Nov10)%20Company%20OO/Sales.ods'#$Nov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71"/>
          <table:table-cell table:style-name="ce77" table:number-columns-repeated="2"/>
          <table:table-cell table:style-name="ce84" table:number-columns-repeated="8"/>
          <table:table-cell table:style-name="ce92"/>
          <table:table-cell table:style-name="ce96"/>
          <table:table-cell table:style-name="ce101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1009" table:style-name="ta4">
        <table:table-column table:style-name="co10" table:default-cell-style-name="ce105"/>
        <table:table-column table:style-name="co24" table:default-cell-style-name="ce107"/>
        <table:table-column table:style-name="co25" table:number-columns-repeated="2" table:default-cell-style-name="ce110"/>
        <table:table-column table:style-name="co26" table:default-cell-style-name="ce115"/>
        <table:table-column table:style-name="co4" table:default-cell-style-name="ce119"/>
        <table:table-column table:style-name="co27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UK/UK%202009-2010%20Company/UK%202010-11-30%20(Nov10)%20Company%20OO/Sales.ods'#$OpeningDebtors.$G$2]" office:value-type="float" office:value="15">
            <text:p>15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14">
          <table:covered-table-cell table:number-columns-repeated="6"/>
          <table:table-cell table:style-name="ce122" table:formula="of:=['file:///C:/Users/acartwright/Personal/diy/UK/UK%202009-2010%20Company/UK%202010-11-30%20(Nov10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14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14" table:number-rows-repeated="6491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1109" table:style-name="ta4">
        <table:table-column table:style-name="co10" table:default-cell-style-name="ce105"/>
        <table:table-column table:style-name="co24" table:default-cell-style-name="ce107"/>
        <table:table-column table:style-name="co25" table:number-columns-repeated="2" table:default-cell-style-name="ce110"/>
        <table:table-column table:style-name="co26" table:default-cell-style-name="ce115"/>
        <table:table-column table:style-name="co4" table:default-cell-style-name="ce119"/>
        <table:table-column table:style-name="co27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UK/UK%202009-2010%20Company/UK%202010-11-30%20(Nov10)%20Company%20OO/Sales.ods'#$OpeningDebtors.$G$2]" office:value-type="float" office:value="15">
            <text:p>15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14">
          <table:covered-table-cell table:number-columns-repeated="6"/>
          <table:table-cell table:style-name="ce122" table:formula="of:=['file:///C:/Users/acartwright/Personal/diy/UK/UK%202009-2010%20Company/UK%202010-11-30%20(Nov10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14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14" table:number-rows-repeated="6491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1210" table:style-name="ta4">
        <table:table-column table:style-name="co10" table:default-cell-style-name="ce105"/>
        <table:table-column table:style-name="co24" table:default-cell-style-name="ce107"/>
        <table:table-column table:style-name="co25" table:number-columns-repeated="2" table:default-cell-style-name="ce110"/>
        <table:table-column table:style-name="co26" table:default-cell-style-name="ce115"/>
        <table:table-column table:style-name="co4" table:default-cell-style-name="ce119"/>
        <table:table-column table:style-name="co27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UK/UK%202009-2010%20Company/UK%202010-11-30%20(Nov10)%20Company%20OO/Sales.ods'#$Clos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14">
          <table:covered-table-cell table:number-columns-repeated="6"/>
          <table:table-cell table:style-name="ce122" table:formula="of:=['file:///C:/Users/acartwright/Personal/diy/UK/UK%202009-2010%20Company/UK%202010-11-30%20(Nov10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14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14" table:number-rows-repeated="6491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0111" table:style-name="ta4">
        <table:table-column table:style-name="co10" table:default-cell-style-name="ce105"/>
        <table:table-column table:style-name="co24" table:default-cell-style-name="ce107"/>
        <table:table-column table:style-name="co25" table:number-columns-repeated="2" table:default-cell-style-name="ce110"/>
        <table:table-column table:style-name="co26" table:default-cell-style-name="ce115"/>
        <table:table-column table:style-name="co4" table:default-cell-style-name="ce119"/>
        <table:table-column table:style-name="co27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UK/UK%202009-2010%20Company/UK%202010-11-30%20(Nov10)%20Company%20OO/Sales.ods'#$Clos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14">
          <table:covered-table-cell table:number-columns-repeated="6"/>
          <table:table-cell table:style-name="ce122" table:formula="of:=['file:///C:/Users/acartwright/Personal/diy/UK/UK%202009-2010%20Company/UK%202010-11-30%20(Nov10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14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14" table:number-rows-repeated="6491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1009" table:style-name="ta4">
        <table:table-column table:style-name="co28" table:default-cell-style-name="ce128"/>
        <table:table-column table:style-name="co29" table:default-cell-style-name="ce130"/>
        <table:table-column table:style-name="co30" table:default-cell-style-name="ce134"/>
        <table:table-column table:style-name="co2" table:default-cell-style-name="ce138"/>
        <table:table-column table:style-name="co31" table:default-cell-style-name="ce131"/>
        <table:table-column table:style-name="co32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30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09-2010%20Company/UK%202010-11-30%20(Nov10)%20Company%20OO/Purchases.ods'#$OpeningCreditors.$G$2]" office:value-type="float" office:value="15">
            <text:p>15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14">
          <table:covered-table-cell table:number-columns-repeated="8"/>
          <table:table-cell table:number-columns-repeated="1016"/>
        </table:table-row>
        <table:table-row table:style-name="ro14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4" table:number-rows-repeated="6533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1109" table:style-name="ta4">
        <table:table-column table:style-name="co28" table:default-cell-style-name="ce128"/>
        <table:table-column table:style-name="co29" table:default-cell-style-name="ce130"/>
        <table:table-column table:style-name="co30" table:default-cell-style-name="ce134"/>
        <table:table-column table:style-name="co2" table:default-cell-style-name="ce138"/>
        <table:table-column table:style-name="co31" table:default-cell-style-name="ce131"/>
        <table:table-column table:style-name="co32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30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09-2010%20Company/UK%202010-11-30%20(Nov10)%20Company%20OO/Purchases.ods'#$OpeningCreditors.$G$2]" office:value-type="float" office:value="15">
            <text:p>15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14">
          <table:covered-table-cell table:number-columns-repeated="8"/>
          <table:table-cell table:number-columns-repeated="1016"/>
        </table:table-row>
        <table:table-row table:style-name="ro14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4" table:number-rows-repeated="6533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1210" table:style-name="ta4">
        <table:table-column table:style-name="co28" table:default-cell-style-name="ce128"/>
        <table:table-column table:style-name="co29" table:default-cell-style-name="ce130"/>
        <table:table-column table:style-name="co30" table:default-cell-style-name="ce134"/>
        <table:table-column table:style-name="co2" table:default-cell-style-name="ce138"/>
        <table:table-column table:style-name="co31" table:default-cell-style-name="ce131"/>
        <table:table-column table:style-name="co32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30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09-2010%20Company/UK%202010-11-30%20(Nov10)%20Company%20OO/Purchases.ods'#$ClosingCreditors.$G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14">
          <table:covered-table-cell table:number-columns-repeated="8"/>
          <table:table-cell table:number-columns-repeated="1016"/>
        </table:table-row>
        <table:table-row table:style-name="ro14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4" table:number-rows-repeated="6533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0111" table:style-name="ta4">
        <table:table-column table:style-name="co28" table:default-cell-style-name="ce128"/>
        <table:table-column table:style-name="co29" table:default-cell-style-name="ce130"/>
        <table:table-column table:style-name="co30" table:default-cell-style-name="ce134"/>
        <table:table-column table:style-name="co2" table:default-cell-style-name="ce138"/>
        <table:table-column table:style-name="co31" table:default-cell-style-name="ce131"/>
        <table:table-column table:style-name="co32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30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UK/UK%202009-2010%20Company/UK%202010-11-30%20(Nov10)%20Company%20OO/Purchases.ods'#$ClosingCreditors.$G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14">
          <table:covered-table-cell table:number-columns-repeated="8"/>
          <table:table-cell table:number-columns-repeated="1016"/>
        </table:table-row>
        <table:table-row table:style-name="ro14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4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4" table:number-rows-repeated="6533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'file:///C:/Users/acartwright/Personal/diy/UK/UK%202009-2010%20Company/UK%202010-11-30%20(Nov10)%20Company%20OO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5">
            <text:p>1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Dec09" table:print="false" table:style-name="ta_extref">
        <table:table-source xlink:href="../Sales.ods" table:table-name="Dec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Jan10" table:print="false" table:style-name="ta_extref">
        <table:table-source xlink:href="../Sales.ods" table:table-name="Jan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Feb10" table:print="false" table:style-name="ta_extref">
        <table:table-source xlink:href="../Sales.ods" table:table-name="Feb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Mar10" table:print="false" table:style-name="ta_extref">
        <table:table-source xlink:href="../Sales.ods" table:table-name="Mar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Apr10" table:print="false" table:style-name="ta_extref">
        <table:table-source xlink:href="../Sales.ods" table:table-name="Apr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May10" table:print="false" table:style-name="ta_extref">
        <table:table-source xlink:href="../Sales.ods" table:table-name="May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Jun10" table:print="false" table:style-name="ta_extref">
        <table:table-source xlink:href="../Sales.ods" table:table-name="Jun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Jul10" table:print="false" table:style-name="ta_extref">
        <table:table-source xlink:href="../Sales.ods" table:table-name="Jul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Aug10" table:print="false" table:style-name="ta_extref">
        <table:table-source xlink:href="../Sales.ods" table:table-name="Aug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Sep10" table:print="false" table:style-name="ta_extref">
        <table:table-source xlink:href="../Sales.ods" table:table-name="Sep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09-2010%20Company/UK%202010-11-30%20(Nov10)%20Company%20OO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office:value-type="float" office:value="15">
            <text:p>15</text:p>
          </table:table-cell>
        </table:table-row>
      </table:table>
      <table:table table:name="'file:///C:/Users/acartwright/Personal/diy/UK/UK%202009-2010%20Company/UK%202010-11-30%20(Nov10)%20Company%20OO/Purchases.ods'#Dec09" table:print="false" table:style-name="ta_extref">
        <table:table-source xlink:href="../Purchases.ods" table:table-name="Dec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Jan10" table:print="false" table:style-name="ta_extref">
        <table:table-source xlink:href="../Purchases.ods" table:table-name="Jan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Feb10" table:print="false" table:style-name="ta_extref">
        <table:table-source xlink:href="../Purchases.ods" table:table-name="Feb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Mar10" table:print="false" table:style-name="ta_extref">
        <table:table-source xlink:href="../Purchases.ods" table:table-name="Mar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Apr10" table:print="false" table:style-name="ta_extref">
        <table:table-source xlink:href="../Purchases.ods" table:table-name="Apr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May10" table:print="false" table:style-name="ta_extref">
        <table:table-source xlink:href="../Purchases.ods" table:table-name="May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Jun10" table:print="false" table:style-name="ta_extref">
        <table:table-source xlink:href="../Purchases.ods" table:table-name="Jun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Jul10" table:print="false" table:style-name="ta_extref">
        <table:table-source xlink:href="../Purchases.ods" table:table-name="Jul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Aug10" table:print="false" table:style-name="ta_extref">
        <table:table-source xlink:href="../Purchases.ods" table:table-name="Aug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Sep10" table:print="false" table:style-name="ta_extref">
        <table:table-source xlink:href="../Purchases.ods" table:table-name="Sep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cartwright/Personal/diy/UK/UK%202009-2010%20Company/UK%202010-11-30%20(Nov10)%20Company%20OO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office:value-type="float" office:value="17.5">
            <text:p>17.5</text:p>
          </table:table-cell>
        </table:table-row>
      </table:table>
      <table:table table:name="'file:///C:/Users/acartwright/Personal/diy/UK/UK%202009-2010%20Company/UK%202010-11-30%20(Nov10)%20Company%20OO/Financialaccounts.ods'#Admin" table:print="false" table:style-name="ta_extref">
        <table:table-source xlink:href="../Financialaccounts.ods" table:table-name="Admin" table:filter-name="calc8" table:mode="copy-results-only"/>
        <table:table-row table:number-rows-repeated="21">
          <table:table-cell table:number-columns-repeated="2"/>
        </table:table-row>
        <table:table-row>
          <table:table-cell/>
          <table:table-cell table:style-name="ce2" office:value-type="float" office:value="40117">
            <text:p>401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47">
            <text:p>401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78">
            <text:p>401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09">
            <text:p>4020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29">
            <text:p>403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59">
            <text:p>403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90">
            <text:p>403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21">
            <text:p>404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51">
            <text:p>4045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82">
            <text:p>404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12">
            <text:p>4051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43">
            <text:p>405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74">
            <text:p>405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02">
            <text:p>406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date-style style:name="N115P0" style:volatile="true">
      <number:day number:style="long"/>
      <number:text>/</number:text>
      <number:month number:style="long"/>
      <number:text>/</number:text>
      <number:year/>
    </number:date-style>
    <number:text-style style:name="N115">
      <number:text-content/>
      <style:map style:condition="value()&gt;=0" style:apply-style-name="N115P0"/>
    </number:text-style>
    <number:currency-style style:name="N116">
      <number:currency-symbol>£</number:currency-symbol>
      <number:number number:decimal-places="0" number:min-integer-digits="1" number:grouping="true"/>
    </number:currency-style>
    <number:date-style style:name="N11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7">
      <number:text-content/>
      <style:map style:condition="value()&gt;=0" style:apply-style-name="N117P0"/>
    </number:text-style>
    <number:percentage-style style:name="N118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01/11/2010</text:date>, <text:time>13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0-11-01">01/11/2010</text:date> <text:s/><text:time>13:42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0-11-01">01/11/2010</text:date> <text:s/><text:time>13:42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1-01">01/11/2010</text:date> <text:s/><text:time>13:42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0-11-01T13:42:11.92</dc:date>
    <meta:print-date>2007-02-10T23:38:25Z</meta:print-date>
    <meta:editing-duration>PT00H33M04S</meta:editing-duration>
    <meta:editing-cycles>1</meta:editing-cycles>
    <meta:document-statistic meta:table-count="14" meta:cell-count="5266" meta:object-count="0"/>
  </office:meta>
</office:document-meta>
</file>